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addf" officeooo:paragraph-rsid="000eaddf"/>
    </style:style>
    <style:style style:name="P2" style:family="paragraph" style:parent-style-name="Standard">
      <style:paragraph-properties fo:text-align="justify" style:justify-single-word="false"/>
      <style:text-properties officeooo:rsid="000eaddf" officeooo:paragraph-rsid="000eaddf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eaddf" officeooo:paragraph-rsid="000eaddf"/>
    </style:style>
    <style:style style:name="P4" style:family="paragraph" style:parent-style-name="Standard">
      <style:paragraph-properties fo:text-align="center" style:justify-single-word="false"/>
      <style:text-properties officeooo:rsid="000eaddf" officeooo:paragraph-rsid="000eaddf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f3915" officeooo:paragraph-rsid="000f391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S</text:p>
      <text:p text:style-name="P1"/>
      <text:p text:style-name="P2"/>
      <text:p text:style-name="P2">1) Criação de serviço de backup capaz de criar/manter atualizado o backup de uma pasta.</text:p>
      <text:p text:style-name="P2">Critérios de aceite:</text:p>
      <text:p text:style-name="P2"/>
      <text:list text:style-name="L1">
        <text:list-item>
          <text:p text:style-name="P3">permitir que o usuário informe o nome da pasta que quer realizar o backup;</text:p>
        </text:list-item>
        <text:list-item>
          <text:p text:style-name="P3">o backup ocorrerá de forma recursiva em todas as subpastas (copiando inclusive a estrutura de pastas);</text:p>
        </text:list-item>
        <text:list-item>
          <text:p text:style-name="P3">grupos de 2 a 4 pessoas;</text:p>
        </text:list-item>
        <text:list-item>
          <text:p text:style-name="P5">relatório nos moldes previstos pela instituição;</text:p>
        </text:list-item>
        <text:list-item>
          <text:p text:style-name="P5">entrega do link do repositório remoto do código-fonte;</text:p>
        </text:list-item>
        <text:list-item>
          <text:p text:style-name="P5">Linguagem de programação: preferencialmente bash, podendo usar a linguagem de dua preferência, desde que não utilize abstrações da linguagem, usando chamadas do sistema operacional.</text:p>
        </text:list-item>
        <text:list-item>
          <text:p text:style-name="P5">Pesquisa teórica sobre backups e sua importância no sistema opracional e quais os tipos de backup podem ser implementado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9:18:05.257121663</meta:creation-date>
    <dc:date>2025-10-24T19:49:18.126105951</dc:date>
    <meta:editing-duration>PT1M36S</meta:editing-duration>
    <meta:editing-cycles>1</meta:editing-cycles>
    <meta:document-statistic meta:table-count="0" meta:image-count="0" meta:object-count="0" meta:page-count="1" meta:paragraph-count="10" meta:word-count="119" meta:character-count="722" meta:non-whitespace-character-count="620"/>
    <meta:generator>LibreOffice/24.2.7.2$Linux_X86_64 LibreOffice_project/420$Build-2</meta:generator>
  </office:meta>
</office:document-meta>
</file>